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9.4292in" fo:margin-left="0in" table:align="left"/>
    </style:style>
    <style:style style:name="Tabla1.A" style:family="table-column">
      <style:table-column-properties style:column-width="0.7542in"/>
    </style:style>
    <style:style style:name="Tabla1.B" style:family="table-column">
      <style:table-column-properties style:column-width="0.6194in"/>
    </style:style>
    <style:style style:name="Tabla1.C" style:family="table-column">
      <style:table-column-properties style:column-width="0.6917in"/>
    </style:style>
    <style:style style:name="Tabla1.D" style:family="table-column">
      <style:table-column-properties style:column-width="1.5in"/>
    </style:style>
    <style:style style:name="Tabla1.E" style:family="table-column">
      <style:table-column-properties style:column-width="3.0618in"/>
    </style:style>
    <style:style style:name="Tabla1.F" style:family="table-column">
      <style:table-column-properties style:column-width="2.8021in"/>
    </style:style>
    <style:style style:name="Tabla1.A1" style:family="table-cell">
      <style:table-cell-properties fo:background-color="#e6e6ff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a1.F1" style:family="table-cell">
      <style:table-cell-properties fo:background-color="#e6e6ff" fo:padding="0.0382in" fo:border="0.05pt solid #999999">
        <style:background-image/>
      </style:table-cell-properties>
    </style:style>
    <style:style style:name="Tabla2" style:family="table">
      <style:table-properties style:width="9.4292in" fo:margin-left="0in" table:align="left"/>
    </style:style>
    <style:style style:name="Tabla2.A" style:family="table-column">
      <style:table-column-properties style:column-width="0.7542in"/>
    </style:style>
    <style:style style:name="Tabla2.B" style:family="table-column">
      <style:table-column-properties style:column-width="0.6194in"/>
    </style:style>
    <style:style style:name="Tabla2.C" style:family="table-column">
      <style:table-column-properties style:column-width="0.6917in"/>
    </style:style>
    <style:style style:name="Tabla2.D" style:family="table-column">
      <style:table-column-properties style:column-width="1.5in"/>
    </style:style>
    <style:style style:name="Tabla2.E" style:family="table-column">
      <style:table-column-properties style:column-width="3.0618in"/>
    </style:style>
    <style:style style:name="Tabla2.F" style:family="table-column">
      <style:table-column-properties style:column-width="2.8021in"/>
    </style:style>
    <style:style style:name="Tabla2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a2.F1" style:family="table-cell">
      <style:table-cell-properties fo:padding="0.0382in" fo:border="0.05pt solid #999999"/>
    </style:style>
    <style:style style:name="P1" style:family="paragraph" style:parent-style-name="Standard">
      <style:text-properties fo:font-weight="bold" officeooo:rsid="0001f3b0" officeooo:paragraph-rsid="0001f3b0" style:font-weight-asian="bold" style:font-weight-complex="bold"/>
    </style:style>
    <style:style style:name="P2" style:family="paragraph" style:parent-style-name="Standard">
      <style:text-properties officeooo:rsid="0001f3b0" officeooo:paragraph-rsid="0001f3b0"/>
    </style:style>
    <style:style style:name="P3" style:family="paragraph" style:parent-style-name="Standard">
      <style:paragraph-properties fo:text-align="start" style:justify-single-word="false"/>
      <style:text-properties style:font-name="Helvetica" fo:font-size="8pt" fo:font-weight="normal" officeooo:rsid="0001f3b0" officeooo:paragraph-rsid="001674cf" style:font-name-asian="Bitstream Vera Sans" style:font-size-asian="8pt" style:font-weight-asian="normal" style:font-name-complex="Bitstream Vera Sans" style:font-size-complex="8pt" style:font-weight-complex="normal"/>
    </style:style>
    <style:style style:name="P4" style:family="paragraph" style:parent-style-name="Standard">
      <style:text-properties style:font-name="Ubuntu Condensed" fo:font-size="10pt" fo:font-weight="bold" officeooo:rsid="0006be0d" officeooo:paragraph-rsid="0006be0d" fo:background-color="transparent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Ubuntu Condensed" fo:font-size="10pt" fo:font-weight="bold" officeooo:rsid="0011fe7d" officeooo:paragraph-rsid="0011fe7d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Ubuntu Condensed" fo:font-size="10pt" fo:font-weight="bold" officeooo:rsid="0010c252" officeooo:paragraph-rsid="0010c252" fo:background-color="transparent" style:font-size-asian="10pt" style:font-weight-asian="bold" style:font-size-complex="10pt" style:font-weight-complex="bold"/>
    </style:style>
    <style:style style:name="P7" style:family="paragraph" style:parent-style-name="terp_5f_default_5f_8">
      <style:text-properties style:font-name="Ubuntu Condensed" officeooo:rsid="0001f3b0" officeooo:paragraph-rsid="00059831"/>
    </style:style>
    <style:style style:name="P8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Ubuntu Condensed" fo:font-size="10pt" officeooo:rsid="0006be0d" officeooo:paragraph-rsid="00059831" style:font-size-asian="10pt" style:font-size-complex="10pt"/>
    </style:style>
    <style:style style:name="P9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Ubuntu Condensed" fo:font-size="10pt" officeooo:rsid="0006be0d" officeooo:paragraph-rsid="0016b824" style:font-size-asian="10pt" style:font-size-complex="10pt"/>
    </style:style>
    <style:style style:name="P10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Ubuntu Condensed" fo:font-size="10pt" officeooo:rsid="0016b824" officeooo:paragraph-rsid="0016b824" style:font-size-asian="10pt" style:font-size-complex="10pt"/>
    </style:style>
    <style:style style:name="P11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Ubuntu Condensed" fo:font-size="10pt" officeooo:rsid="001dc2d0" officeooo:paragraph-rsid="0016b824" style:font-size-asian="10pt" style:font-size-complex="10pt"/>
    </style:style>
    <style:style style:name="P12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Ubuntu Condensed" fo:font-size="10pt" officeooo:rsid="001ed312" officeooo:paragraph-rsid="0016b824" style:font-size-asian="10pt" style:font-size-complex="10pt"/>
    </style:style>
    <style:style style:name="T1" style:family="text">
      <style:text-properties officeooo:rsid="0004491d"/>
    </style:style>
    <style:style style:name="T2" style:family="text">
      <style:text-properties officeooo:rsid="0011fe7d"/>
    </style:style>
    <style:style style:name="T3" style:family="text">
      <style:text-properties officeooo:rsid="0016b824"/>
    </style:style>
    <style:style style:name="T4" style:family="text">
      <style:text-properties officeooo:rsid="0017b6d8"/>
    </style:style>
    <style:style style:name="T5" style:family="text">
      <style:text-properties officeooo:rsid="00224b65"/>
    </style:style>
    <style:style style:name="T6" style:family="text">
      <style:text-properties officeooo:rsid="0025242f"/>
    </style:style>
    <style:style style:name="T7" style:family="text">
      <style:text-properties officeooo:rsid="00261b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ptivating Cuba</text:p>
      <text:p text:style-name="P2"><text:span text:style-name="T6">Departures</text:span> Repor<text:span text:style-name="T1">t</text:span>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4">Date</text:p>
          </table:table-cell>
          <table:table-cell table:style-name="Tabla1.A1" office:value-type="string">
            <text:p text:style-name="P5">Flight</text:p>
          </table:table-cell>
          <table:table-cell table:style-name="Tabla1.A1" office:value-type="string">
            <text:p text:style-name="P5">Reference</text:p>
          </table:table-cell>
          <table:table-cell table:style-name="Tabla1.A1" office:value-type="string">
            <text:p text:style-name="P6">Paxs</text:p>
          </table:table-cell>
          <table:table-cell table:style-name="Tabla1.A1" office:value-type="string">
            <text:p text:style-name="P5">Transfer <text:span text:style-name="T5">(confirmation)</text:span></text:p>
          </table:table-cell>
          <table:table-cell table:style-name="Tabla1.F1" office:value-type="string">
            <text:p text:style-name="P5">Hotel <text:span text:style-name="T5">(confirmation)</text:span></text:p>
          </table:table-cell>
        </table:table-row>
      </table:table>
      <text:p text:style-name="P7"><text:text-input text:description="&lt;for each=&quot;o in objects&quot;&gt;">start for objects</text:text-input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>
          <table:table-cell table:style-name="Tabla2.A1" office:value-type="string">
            <text:p text:style-name="P8"><text:text-input text:description="&lt;o.end_date&gt;">start date</text:text-input></text:p>
          </table:table-cell>
          <table:table-cell table:style-name="Tabla2.A1" office:value-type="string">
            <text:p text:style-name="P10"><text:text-input text:description="&lt;o.flight_out&gt;">flight</text:text-input></text:p>
          </table:table-cell>
          <table:table-cell table:style-name="Tabla2.A1" office:value-type="string">
            <text:p text:style-name="P9"><text:text-input text:description="&lt;o.name&gt;">start date</text:text-input></text:p>
          </table:table-cell>
          <table:table-cell table:style-name="Tabla2.A1" office:value-type="string">
            <text:p text:style-name="P9"><text:span text:style-name="T3"><text:text-input text:description="&lt;o.lead_name&gt;">lead name</text:text-input></text:span> <text:span text:style-name="T4">(</text:span><text:span text:style-name="T4"><text:text-input text:description="&lt;count(o.pax_ids)&gt;">paxs</text:text-input></text:span><text:span text:style-name="T4">)</text:span></text:p>
          </table:table-cell>
          <table:table-cell table:style-name="Tabla2.A1" office:value-type="string">
            <text:p text:style-name="P11"><text:span text:style-name="T7"><text:text-input text:description="&lt;o.end_transfer&gt;">end transfer</text:text-input></text:span></text:p>
          </table:table-cell>
          <table:table-cell table:style-name="Tabla2.F1" office:value-type="string">
            <text:p text:style-name="P12"><text:span text:style-name="T7"><text:text-input text:description="&lt;o.end_hotel&gt;">end hotel</text:text-input></text:span></text:p>
          </table:table-cell>
        </table:table-row>
      </table:table>
      <text:p text:style-name="P3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10-08T13:33:32.311023868</meta:creation-date>
    <meta:generator>LibreOffice/4.2.6.3$Linux_X86_64 LibreOffice_project/420m0$Build-3</meta:generator>
    <dc:date>2014-10-08T18:50:21.899529505</dc:date>
    <dc:creator>Yuriq Quintana</dc:creator>
    <meta:editing-duration>PT58M9S</meta:editing-duration>
    <meta:editing-cycles>18</meta:editing-cycles>
    <meta:document-statistic meta:table-count="2" meta:image-count="0" meta:object-count="0" meta:page-count="1" meta:paragraph-count="16" meta:word-count="50" meta:character-count="212" meta:non-whitespace-character-count="198"/>
  </office:meta>
</office:document-meta>
</file>